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4a2b" officeooo:paragraph-rsid="001f5b69"/>
    </style:style>
    <style:style style:name="P2" style:family="paragraph" style:parent-style-name="Standard">
      <style:paragraph-properties fo:background-color="#ffff00">
        <style:background-image/>
      </style:paragraph-properties>
      <style:text-properties officeooo:rsid="000d4a2b" officeooo:paragraph-rsid="001f5b69"/>
    </style:style>
    <style:style style:name="P3" style:family="paragraph" style:parent-style-name="Standard">
      <style:text-properties officeooo:rsid="000d4a2b" officeooo:paragraph-rsid="00202af8"/>
    </style:style>
    <style:style style:name="P4" style:family="paragraph" style:parent-style-name="Standard">
      <style:text-properties officeooo:rsid="000d4a2b" officeooo:paragraph-rsid="001f5b69"/>
    </style:style>
    <style:style style:name="P5" style:family="paragraph" style:parent-style-name="Standard">
      <style:text-properties officeooo:rsid="000d4a2b" officeooo:paragraph-rsid="0021948f"/>
    </style:style>
    <style:style style:name="P6" style:family="paragraph" style:parent-style-name="Standard">
      <style:text-properties officeooo:rsid="000d4a2b" officeooo:paragraph-rsid="0022b671"/>
    </style:style>
    <style:style style:name="P7" style:family="paragraph" style:parent-style-name="Standard">
      <style:paragraph-properties fo:text-align="start" style:justify-single-word="false"/>
      <style:text-properties officeooo:rsid="000d4a2b" officeooo:paragraph-rsid="0022b671"/>
    </style:style>
    <style:style style:name="P8" style:family="paragraph" style:parent-style-name="Standard">
      <style:paragraph-properties fo:text-align="start" style:justify-single-word="false"/>
      <style:text-properties officeooo:rsid="000d4a2b" officeooo:paragraph-rsid="0023c47f"/>
    </style:style>
    <style:style style:name="P9" style:family="paragraph" style:parent-style-name="Standard">
      <style:text-properties officeooo:rsid="000d4a2b" officeooo:paragraph-rsid="0028befb"/>
    </style:style>
    <style:style style:name="P10" style:family="paragraph" style:parent-style-name="Standard">
      <style:text-properties officeooo:rsid="000d4a2b" officeooo:paragraph-rsid="0029aa26"/>
    </style:style>
    <style:style style:name="P11" style:family="paragraph" style:parent-style-name="Standard">
      <style:text-properties officeooo:rsid="000d4a2b" officeooo:paragraph-rsid="002be45d"/>
    </style:style>
    <style:style style:name="P12" style:family="paragraph" style:parent-style-name="Standard">
      <style:text-properties officeooo:rsid="0021948f" officeooo:paragraph-rsid="0021948f"/>
    </style:style>
    <style:style style:name="P13" style:family="paragraph" style:parent-style-name="Standard">
      <style:text-properties officeooo:rsid="0021948f" officeooo:paragraph-rsid="002e55dd"/>
    </style:style>
    <style:style style:name="P14" style:family="paragraph" style:parent-style-name="Standard">
      <style:text-properties officeooo:rsid="0022b671" officeooo:paragraph-rsid="0022b671"/>
    </style:style>
    <style:style style:name="P15" style:family="paragraph" style:parent-style-name="Standard">
      <style:paragraph-properties fo:text-align="start" style:justify-single-word="false"/>
      <style:text-properties officeooo:rsid="0022b671" officeooo:paragraph-rsid="0022b671"/>
    </style:style>
    <style:style style:name="P16" style:family="paragraph" style:parent-style-name="Standard">
      <style:text-properties officeooo:rsid="00271c0b" officeooo:paragraph-rsid="00271c0b"/>
    </style:style>
    <style:style style:name="P17" style:family="paragraph" style:parent-style-name="Standard">
      <style:text-properties officeooo:rsid="0028befb" officeooo:paragraph-rsid="0028befb"/>
    </style:style>
    <style:style style:name="P18" style:family="paragraph" style:parent-style-name="Standard">
      <style:text-properties officeooo:rsid="0029aa26" officeooo:paragraph-rsid="0029aa26"/>
    </style:style>
    <style:style style:name="P19" style:family="paragraph" style:parent-style-name="Standard">
      <style:text-properties officeooo:rsid="002b1a96" officeooo:paragraph-rsid="002b1a96"/>
    </style:style>
    <style:style style:name="P20" style:family="paragraph" style:parent-style-name="Standard">
      <style:text-properties officeooo:rsid="002b4a3e" officeooo:paragraph-rsid="002b4a3e"/>
    </style:style>
    <style:style style:name="P21" style:family="paragraph" style:parent-style-name="Standard">
      <style:text-properties officeooo:rsid="002b4a3e" officeooo:paragraph-rsid="002c8e91"/>
    </style:style>
    <style:style style:name="P22" style:family="paragraph" style:parent-style-name="Standard">
      <style:text-properties officeooo:rsid="002be45d" officeooo:paragraph-rsid="002be45d"/>
    </style:style>
    <style:style style:name="P23" style:family="paragraph" style:parent-style-name="Standard">
      <style:text-properties officeooo:rsid="002caacf" officeooo:paragraph-rsid="002caacf"/>
    </style:style>
    <style:style style:name="P24" style:family="paragraph" style:parent-style-name="Standard">
      <style:text-properties officeooo:rsid="002e55dd" officeooo:paragraph-rsid="002e55dd"/>
    </style:style>
    <style:style style:name="P25" style:family="paragraph" style:parent-style-name="Standard">
      <style:paragraph-properties fo:background-color="#ffff00">
        <style:background-image/>
      </style:paragraph-properties>
      <style:text-properties fo:color="#ff3333" officeooo:rsid="000d4a2b" officeooo:paragraph-rsid="001f5b69" fo:background-color="#ffff00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3dabd" officeooo:paragraph-rsid="0022b671"/>
    </style:style>
    <style:style style:name="P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officeooo:rsid="00154808" officeooo:paragraph-rsid="0022b671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officeooo:rsid="0022b671" officeooo:paragraph-rsid="0022b671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22b671" officeooo:paragraph-rsid="0023c47f"/>
    </style:style>
    <style:style style:name="P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13dabd" officeooo:paragraph-rsid="0022b671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13dabd" officeooo:paragraph-rsid="0023c47f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13dabd" officeooo:paragraph-rsid="0023c615"/>
    </style:style>
    <style:style style:name="P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230162" officeooo:paragraph-rsid="00230162"/>
    </style:style>
    <style:style style:name="P3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23c47f" officeooo:paragraph-rsid="0023c47f"/>
    </style:style>
    <style:style style:name="P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23c615" officeooo:paragraph-rsid="0023c615"/>
    </style:style>
    <style:style style:name="T1" style:family="text">
      <style:text-properties fo:color="#ff3333"/>
    </style:style>
    <style:style style:name="T2" style:family="text">
      <style:text-properties officeooo:rsid="000e23db"/>
    </style:style>
    <style:style style:name="T3" style:family="text">
      <style:text-properties officeooo:rsid="000d4a2b"/>
    </style:style>
    <style:style style:name="T4" style:family="text">
      <style:text-properties officeooo:rsid="0021948f"/>
    </style:style>
    <style:style style:name="T5" style:family="text">
      <style:text-properties officeooo:rsid="0022b671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0d4a2b"/>
    </style:style>
    <style:style style:name="T8" style:family="text">
      <style:text-properties style:use-window-font-color="true" officeooo:rsid="0022b671"/>
    </style:style>
    <style:style style:name="T9" style:family="text">
      <style:text-properties style:use-window-font-color="true" officeooo:rsid="0023c47f"/>
    </style:style>
    <style:style style:name="T10" style:family="text">
      <style:text-properties style:use-window-font-color="true" officeooo:rsid="0023c615"/>
    </style:style>
    <style:style style:name="T11" style:family="text">
      <style:text-properties style:use-window-font-color="true" officeooo:rsid="002c8e91"/>
    </style:style>
    <style:style style:name="T12" style:family="text">
      <style:text-properties officeooo:rsid="0023c47f"/>
    </style:style>
    <style:style style:name="T13" style:family="text">
      <style:text-properties officeooo:rsid="0028befb"/>
    </style:style>
    <style:style style:name="T14" style:family="text">
      <style:text-properties officeooo:rsid="0029aa26"/>
    </style:style>
    <style:style style:name="T15" style:family="text">
      <style:text-properties officeooo:rsid="002be45d"/>
    </style:style>
    <style:style style:name="T16" style:family="text">
      <style:text-properties officeooo:rsid="002e5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翻译相关的资源文件目录</text:span>：</text:p>
      <text:p text:style-name="P1">1.alps/packeages/apps/ </text:p>
      <text:p text:style-name="P1">2.alps/vendor/mediatek/proprietary/packages/apps </text:p>
      <text:p text:style-name="P1">3.alps/framworks/base/packages </text:p>
      <text:p text:style-name="P1">一定要注意有时候编译的时候生成两个apk路径，要仔细甄别确定apk名字和编译的名字一直。别是test。 </text:p>
      <text:p text:style-name="P1">尤其是打电话的Dialer.　在最下面的会是DialerTest.apk　push进手机后实际没生效。还有FileManagerTest.apk以及SystemUITest.apk<text:span text:style-name="T2">。</text:span></text:p>
      <text:p text:style-name="P1">相机:除了在alps/packeages/apps/还有可能在alps/vendor/mediatek/proprietary/packages/apps中。 </text:p>
      <text:p text:style-name="P3">短信:/packages/apps/Mms 还有可能在alps/vendor/mediatek/proprietary/packages/apps/ Mms</text:p>
      <text:p text:style-name="P1">home键的界面：/packages/apps/Launcher3 </text:p>
      <text:p text:style-name="P1">桌面应用video:/vendor/mediatek/proprietary/packages/apps/VideoPlayer </text:p>
      <text:p text:style-name="P1">Setting中的指纹识别：/packages/apps/gxFpSettings </text:p>
      <text:p text:style-name="P1">桌面应用File Manager:/vendor/mediatek/proprietary/packages/apps/FileManager </text:p>
      <text:p text:style-name="P1">打电话拨号：/alps/packages/services/Telephony /packages/providers/TelephonyProvider /packages/apps/Dialer </text:p>
      <text:p text:style-name="P1">联系人拨号：/packages/apps/Contacts </text:p>
      <text:p text:style-name="P1">长按显示后台任务，有扫把用于清除后台任务：/frameworks/base/packages/SystemUI </text:p>
      <text:p text:style-name="P1">settings/security/app-permissions：/vendor/mediatek/proprietary/packages/apps/PermissionControl </text:p>
      <text:p text:style-name="P1">settings/security/anti-theft：/vendor/mediatek/proprietary/packages/apps/PrivacyProtectionLock </text:p>
      <text:p text:style-name="P1">settings/security/data protection：/vendor/mediatek/proprietary/packages/apps/DataProtection </text:p>
      <text:p text:style-name="P1">settings/date and time:/packages/apps/Settings </text:p>
      <text:p text:style-name="P1">长按电源键（Restart,Power Off等）:/frameworks/base/core/res/ </text:p>
      <text:p text:style-name="P1">frameworks/base/services/core/java/com/android/server/policy/GlobalActions.java </text:p>
      <text:p text:style-name="P1">Sim卡桌面的应用:/packages/apps/Stk </text:p>
      <text:p text:style-name="P1">Sim卡锁屏：frameworks/base/packages/Keyguard </text:p>
      <text:p text:style-name="P1">智能唤醒：/packages/apps/MotionRecognition </text:p>
      <text:p text:style-name="P1">更改壁纸：packages/apps/ThemeApkManager </text:p>
      <text:p text:style-name="P1">修改手机防盗密码：应该是frameworks/opt/telephony/src/java/com/mediatek/internal/telephony/ppl/PplMessageManager.java </text:p>
      <text:p text:style-name="P1">桌面长按点击壁纸：packages/apps/ThemeApkManager</text:p>
      <text:p text:style-name="P25">应用路径：</text:p>
      <text:p text:style-name="P12">1.设置</text:p>
      <text:p text:style-name="P12">packages/apps/Settings</text:p>
      <text:p text:style-name="P12">framework/base/packages/SettingsLib</text:p>
      <text:p text:style-name="P12">framework/base/packages/SettingsProver</text:p>
      <text:p text:style-name="P12">2.短信</text:p>
      <text:p text:style-name="P12">packages/apps/Mms</text:p>
      <text:p text:style-name="P5">vendor/mediatek/proprietary/packages/apps/ Mms</text:p>
      <text:p text:style-name="P12">3.相机</text:p>
      <text:p text:style-name="P5">packeages/apps/<text:span text:style-name="T4">Camera2</text:span></text:p>
      <text:p text:style-name="P12">framework/base/packages/Camera</text:p>
      <text:p text:style-name="P14">4.图库</text:p>
      <text:p text:style-name="P6">packeages/apps/<text:span text:style-name="T5">Gallery</text:span></text:p>
      <text:p text:style-name="P6">packeages/apps/<text:span text:style-name="T5">Gallery2</text:span></text:p>
      <text:p text:style-name="P15">5.浏览器</text:p>
      <text:p text:style-name="P7">packeages/apps/<text:span text:style-name="T5">Browser2</text:span></text:p>
      <text:p text:style-name="P15"><text:span text:style-name="T3">vendor/mediatek/proprietary/packages/apps/</text:span>Browser</text:p>
      <text:p text:style-name="P15">6.联系人</text:p>
      <text:p text:style-name="P7">packeages/apps/<text:span text:style-name="T5">Contacts</text:span></text:p>
      <text:p text:style-name="P7">packeages/apps/<text:span text:style-name="T5">ContactsCommon</text:span></text:p>
      <text:p text:style-name="P15">7.桌面</text:p>
      <text:p text:style-name="P7"><text:soft-page-break/>packeages/apps/<text:span text:style-name="T5">Launcher3</text:span></text:p>
      <text:p text:style-name="P15">8.拨号</text:p>
      <text:p text:style-name="P26">packages/apps/Dialer</text:p>
      <text:p text:style-name="P26">packages/apps/Dialer/InCallUI</text:p>
      <text:p text:style-name="P26">packages/services/Telephony</text:p>
      <text:p text:style-name="P27">framework/opt/Telephony</text:p>
      <text:p text:style-name="P28">9.邮件</text:p>
      <text:p text:style-name="P30"><text:span text:style-name="T6">packages/apps/</text:span><text:span text:style-name="T8">Email</text:span></text:p>
      <text:p text:style-name="P33"><text:span text:style-name="T8">1</text:span><text:span text:style-name="T6">0.</text:span><text:span text:style-name="T9">计算器</text:span></text:p>
      <text:p text:style-name="P31"><text:span text:style-name="T9">packages/apps/Calculator</text:span></text:p>
      <text:p text:style-name="P31"><text:span text:style-name="T9">packages/apps/ExactCalculator</text:span></text:p>
      <text:p text:style-name="P34"><text:span text:style-name="T6">11.日历</text:span></text:p>
      <text:p text:style-name="P8">packeages/apps/<text:span text:style-name="T12">Calendar</text:span></text:p>
      <text:p text:style-name="P29"><text:span text:style-name="T7">vendor/mediatek/proprietary/packages/apps/</text:span><text:span text:style-name="T9">Calendar</text:span></text:p>
      <text:p text:style-name="P35"><text:span text:style-name="T9">1</text:span><text:span text:style-name="T6">2.桌面的搜索框</text:span></text:p>
      <text:p text:style-name="P32"><text:span text:style-name="T9">packages/apps/</text:span><text:span text:style-name="T10">QuickSearchBox</text:span></text:p>
      <text:p text:style-name="P16">13.录音机</text:p>
      <text:p text:style-name="P16"><text:span text:style-name="T9">packages/apps/</text:span>SoundRecorder</text:p>
      <text:p text:style-name="P17">14.Sim卡</text:p>
      <text:p text:style-name="P9">packages/apps/Stk </text:p>
      <text:p text:style-name="P21"><text:span text:style-name="T7">vendor/mediatek/proprietary/packages/apps/</text:span><text:span text:style-name="T11">Stk</text:span></text:p>
      <text:p text:style-name="P9"><text:span text:style-name="T13">15.</text:span>锁屏</text:p>
      <text:p text:style-name="P9">frameworks/base/packages/Keyguard </text:p>
      <text:p text:style-name="P18">16.音乐</text:p>
      <text:p text:style-name="P10">packages/apps/<text:span text:style-name="T14">Music</text:span></text:p>
      <text:p text:style-name="P19">17.收音机</text:p>
      <text:p text:style-name="P19"><text:span text:style-name="T7">vendor/mediatek/proprietary/packages/apps/</text:span>FMRadio</text:p>
      <text:p text:style-name="P20">18.文件管理器</text:p>
      <text:p text:style-name="P20"><text:span text:style-name="T7">vendor/mediatek/proprietary/packages/apps/</text:span>FileManager</text:p>
      <text:p text:style-name="P22">19.时钟</text:p>
      <text:p text:style-name="P11">packages/apps/<text:span text:style-name="T15">DeskClock</text:span></text:p>
      <text:p text:style-name="P23">20.视频</text:p>
      <text:p text:style-name="P23"><text:span text:style-name="T7">vendor/mediatek/proprietary/packages/apps/</text:span>VideoPlayer</text:p>
      <text:p text:style-name="P24">21.下载</text:p>
      <text:p text:style-name="P13">framework/base/packages/SettingsProver/<text:span text:style-name="T16">DocumentsU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0:29.646299629</meta:creation-date>
    <dc:date>2017-06-09T15:09:53.174385181</dc:date>
    <meta:editing-duration>PT22M26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83" meta:word-count="371" meta:character-count="2723" meta:non-whitespace-character-count="2686"/>
  </office:meta>
</office:document-meta>
</file>